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xy</text:p>
          </table:table-cell>
          <table:table-cell table:style-name="Default"/>
          <table:table-cell/>
          <table:table-cell table:style-name="ce4" office:value-type="float" office:value="0">
            <text:p>0000</text:p>
          </table:table-cell>
          <table:table-cell table:style-name="ce4" office:value-type="float" office:value="1">
            <text:p>0001</text:p>
          </table:table-cell>
          <table:table-cell table:style-name="ce4" office:value-type="float" office:value="10">
            <text:p>0010</text:p>
          </table:table-cell>
          <table:table-cell table:style-name="ce4" office:value-type="float" office:value="11">
            <text:p>0011</text:p>
          </table:table-cell>
          <table:table-cell table:style-name="ce4" office:value-type="float" office:value="100">
            <text:p>0100</text:p>
          </table:table-cell>
          <table:table-cell table:style-name="ce4" office:value-type="float" office:value="101">
            <text:p>0101</text:p>
          </table:table-cell>
          <table:table-cell table:style-name="ce4" office:value-type="float" office:value="110">
            <text:p>0110</text:p>
          </table:table-cell>
          <table:table-cell table:style-name="ce4" office:value-type="float" office:value="111">
            <text:p>0111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1010">
            <text:p>1010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1101">
            <text:p>1101</text:p>
          </table:table-cell>
          <table:table-cell table:style-name="ce4" office:value-type="float" office:value="1110">
            <text:p>1110</text:p>
          </table:table-cell>
          <table:table-cell table:style-name="ce4" office:value-type="float" office:value="1111">
            <text:p>111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A</text:p>
          </table:table-cell>
          <table:table-cell office:value-type="string">
            <text:p>xB</text:p>
          </table:table-cell>
          <table:table-cell office:value-type="string">
            <text:p>xC</text:p>
          </table:table-cell>
          <table:table-cell office:value-type="string">
            <text:p>xD</text:p>
          </table:table-cell>
          <table:table-cell office:value-type="string">
            <text:p>xE</text:p>
          </table:table-cell>
          <table:table-cell office:value-type="string">
            <text:p>xF</text:p>
          </table:table-cell>
          <table:table-cell office:value-type="string">
            <text:p>put</text:p>
          </table:table-cell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1y</text:p>
          </table:table-cell>
          <table:table-cell office:value-type="string">
            <text:p>boolean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2y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12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3y</text:p>
          </table:table-cell>
          <table:table-cell office:value-type="string">
            <text:p>doubl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7</text:p>
          </table:table-cell>
          <table:table-cell office:value-type="string">
            <text:p>t6</text:p>
          </table:table-cell>
          <table:table-cell office:value-type="string">
            <text:p>t5</text:p>
          </table:table-cell>
          <table:table-cell office:value-type="string">
            <text:p>t4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4y</text:p>
          </table:table-cell>
          <table:table-cell office:value-type="string">
            <text:p>by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1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5y</text:p>
          </table:table-cell>
          <table:table-cell office:value-type="string">
            <text:p>shor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p1</text:p>
          </table:table-cell>
          <table:table-cell table:number-columns-repeated="2"/>
          <table:table-cell office:value-type="string">
            <text:p>n1</text:p>
          </table:table-cell>
          <table:table-cell table:number-columns-repeated="7"/>
          <table:table-cell office:value-type="string">
            <text:p>char</text:p>
          </table:table-cell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6y</text:p>
          </table:table-cell>
          <table:table-cell office:value-type="string">
            <text:p>cha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p1</text:p>
          </table:table-cell>
          <table:table-cell table:number-columns-repeated="2"/>
          <table:table-cell office:value-type="string">
            <text:p>n1</text:p>
          </table:table-cell>
          <table:table-cell table:number-columns-repeated="7"/>
          <table:table-cell office:value-type="string">
            <text:p>char</text:p>
          </table:table-cell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7y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table:number-columns-repeated="7"/>
          <table:table-cell office:value-type="string">
            <text:p>in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8y</text:p>
          </table:table-cell>
          <table:table-cell office:value-type="string">
            <text:p>lo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/>
          <table:table-cell office:value-type="string">
            <text:p>long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9y</text:p>
          </table:table-cell>
          <table:table-cell office:value-type="string">
            <text:p>Stri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utf8</text:p>
          </table:table-cell>
          <table:table-cell office:value-type="string">
            <text:p>ascii</text:p>
          </table:table-cell>
          <table:table-cell table:number-columns-repeated="13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y</text:p>
          </table:table-cell>
          <table:table-cell office:value-type="string">
            <text:p>BigIntege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y</text:p>
          </table:table-cell>
          <table:table-cell office:value-type="string">
            <text:p>BigDecimal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Cy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/>
          <table:table-cell office:value-type="string">
            <text:p>long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y</text:p>
          </table:table-cell>
          <table:table-cell office:value-type="string">
            <text:p>Enum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p1</text:p>
          </table:table-cell>
          <table:table-cell table:number-columns-repeated="10"/>
          <table:table-cell office:value-type="string">
            <text:p>char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Ey</text:p>
          </table:table-cell>
          <table:table-cell office:value-type="string">
            <text:p>byteArray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Fy</text:p>
          </table:table-cell>
          <table:table-cell office:value-type="string">
            <text:p>Object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  <table:table-cell office:value-type="string">
            <text:p>gen</text:p>
          </table:table-cell>
          <table:table-cell table:number-columns-repeated="14"/>
        </table:table-row>
        <table:table-row table:style-name="ro1">
          <table:table-cell office:value-type="float" office:value="0">
            <text:p>0000</text:p>
          </table:table-cell>
          <table:table-cell office:value-type="float" office:value="0">
            <text:p>00</text:p>
          </table:table-cell>
          <table:table-cell office:value-type="string">
            <text:p>[reserved]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>
            <text:p>null = null object, 0 on read as primitive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zero = 0 or zero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full = full byte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tf8 = modified UTF-8 as in java.io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ascii = 7-bit characters only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tx = x leading bytes are stored, remaining trail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nx = x trailing bytes are stored, leading bytes are xFF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px = x trailing bytes are stored, lead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ser = user defined handler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gen = generated handler</text:p>
          </table:table-cell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0" number:min-integer-digits="5"/>
    </number:number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number-style style:name="N110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19.04.2009</text:date>, <text:time>20:49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10:49:13</meta:creation-date>
    <dc:date>2009-04-19T20:49:30</dc:date>
    <meta:print-date>2009-04-19T20:29:33</meta:print-date>
    <meta:editing-cycles>22</meta:editing-cycles>
    <meta:editing-duration>PT9H45M7S</meta:editing-duration>
    <meta:user-defined meta:name="Info 1"/>
    <meta:user-defined meta:name="Info 2"/>
    <meta:user-defined meta:name="Info 3"/>
    <meta:user-defined meta:name="Info 4"/>
    <meta:document-statistic meta:table-count="3" meta:cell-count="199"/>
  </office:meta>
</office:document-meta>
</file>